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Noto Sans" svg:font-family="'Noto Sans'" style:font-adornments="Regular" style:font-pitch="variable"/>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1" svg:font-family="'Noto Sans'" style:font-family-generic="system" style:font-pitch="variable"/>
  </office:font-face-decls>
  <office:automatic-styles>
    <style:style style:name="P1" style:family="paragraph" style:parent-style-name="Standard">
      <style:paragraph-properties fo:margin-top="0in" fo:margin-bottom="0in" loext:contextual-spacing="false" fo:line-height="115%"/>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fo:orphans="0" fo:widows="0"/>
    </style:style>
    <style:style style:name="P4" style:family="paragraph" style:parent-style-name="Heading_20_3">
      <style:paragraph-properties fo:margin-top="0in" fo:margin-bottom="0in" loext:contextual-spacing="false" fo:line-height="100%"/>
    </style:style>
    <style:style style:name="P5" style:family="paragraph" style:parent-style-name="Heading_20_2">
      <style:paragraph-properties fo:margin-top="0in" fo:margin-bottom="0in" loext:contextual-spacing="false" fo:line-height="100%"/>
    </style:style>
    <style:style style:name="P6" style:family="paragraph" style:parent-style-name="Standard">
      <style:text-properties style:text-underline-style="none"/>
    </style:style>
    <style:style style:name="P7" style:family="paragraph" style:parent-style-name="Standard">
      <style:paragraph-properties fo:margin-left="0in" fo:margin-right="0in" fo:margin-top="0in" fo:margin-bottom="0in" loext:contextual-spacing="false" fo:line-height="108%" fo:text-align="start" style:justify-single-word="false" fo:keep-together="auto" fo:orphans="2" fo:widows="2" fo:text-indent="0in" style:auto-text-indent="false" fo:break-before="auto" fo:break-after="auto" fo:padding="0in" fo:border="none" fo:keep-with-next="auto"/>
    </style:style>
    <style:style style:name="P8" style:family="paragraph" style:parent-style-name="Heading_20_1">
      <style:paragraph-properties fo:break-before="page"/>
    </style:style>
    <style:style style:name="P9" style:family="paragraph" style:parent-style-name="Heading_20_1">
      <style:paragraph-properties fo:margin-top="0.1665in" fo:margin-bottom="0in" loext:contextual-spacing="false" fo:line-height="100%"/>
    </style:style>
    <style:style style:name="P10" style:family="paragraph" style:parent-style-name="Standard">
      <style:text-properties fo:font-style="italic" style:font-style-asian="italic"/>
    </style:style>
    <style:style style:name="P11" style:family="paragraph" style:parent-style-name="Standard" style:list-style-name="WWNum1">
      <style:paragraph-properties fo:margin-left="0.5in" fo:margin-right="0in" fo:margin-top="0in" fo:margin-bottom="0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12" style:family="paragraph" style:parent-style-name="Standard" style:list-style-name="WWNum11">
      <style:paragraph-properties fo:margin-left="0.5in" fo:margin-right="0in" fo:margin-top="0in" fo:margin-bottom="0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13" style:family="paragraph" style:parent-style-name="Standard" style:list-style-name="WWNum10">
      <style:paragraph-properties fo:margin-left="0.5in" fo:margin-right="0in" fo:margin-top="0in" fo:margin-bottom="0in" loext:contextual-spacing="false" fo:line-height="100%" fo:text-align="start" style:justify-single-word="false" fo:keep-together="auto" fo:orphans="0" fo:widows="0" fo:text-indent="-0.25in" style:auto-text-indent="false" fo:break-before="auto" fo:break-after="auto" fo:padding="0in" fo:border="none" fo:keep-with-next="auto"/>
    </style:style>
    <style:style style:name="P14"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5"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6" style:family="paragraph" style:parent-style-name="Standard" style:list-style-name="WWNum10">
      <style:paragraph-properties fo:margin-left="0.5in" fo:margin-right="0in" fo:margin-top="0in" fo:margin-bottom="0in" loext:contextual-spacing="false" fo:line-height="100%" fo:orphans="0" fo:widows="0" fo:text-indent="-0.25in" style:auto-text-indent="false"/>
    </style:style>
    <style:style style:name="P17"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18" style:family="paragraph" style:parent-style-name="Standard" style:list-style-name="WWNum12">
      <style:paragraph-properties fo:margin-left="0.5in" fo:margin-right="0in" fo:margin-top="0in" fo:margin-bottom="0in" loext:contextual-spacing="false" fo:line-height="100%" fo:text-indent="-0.25in" style:auto-text-indent="false"/>
    </style:style>
    <style:style style:name="P19" style:family="paragraph" style:parent-style-name="Standard" style:list-style-name="WWNum11">
      <style:paragraph-properties fo:margin-left="0.5in" fo:margin-right="0in" fo:margin-top="0in" fo:margin-bottom="0in" loext:contextual-spacing="false" fo:line-height="100%" fo:text-indent="-0.25in" style:auto-text-indent="false"/>
    </style:style>
    <style:style style:name="P20"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21"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22" style:family="paragraph" style:parent-style-name="Standard" style:list-style-name="WWNum10">
      <style:paragraph-properties fo:margin-left="0.5in" fo:margin-right="0in" fo:margin-top="0in" fo:margin-bottom="0in" loext:contextual-spacing="false" fo:line-height="100%" fo:orphans="0" fo:widows="0" fo:text-indent="-0.25in" style:auto-text-indent="false"/>
      <style:text-properties fo:font-style="italic" style:font-style-asian="italic"/>
    </style:style>
    <style:style style:name="P23" style:family="paragraph" style:parent-style-name="Standard" style:list-style-name="WWNum13">
      <style:paragraph-properties fo:margin-left="0.5in" fo:margin-right="0in" fo:margin-top="0in" fo:margin-bottom="0in" loext:contextual-spacing="false" fo:line-height="100%" fo:text-indent="-0.25in" style:auto-text-indent="false"/>
      <style:text-properties fo:font-style="italic" style:font-style-asian="italic"/>
    </style:style>
    <style:style style:name="P24" style:family="paragraph" style:parent-style-name="Standard" style:list-style-name="WWNum5">
      <style:paragraph-properties fo:margin-left="0.5in" fo:margin-right="0in" fo:margin-top="0in" fo:margin-bottom="0in" loext:contextual-spacing="false" fo:line-height="100%" fo:text-indent="-0.25in" style:auto-text-indent="false"/>
      <style:text-properties style:font-name="Courier New" style:font-name-asian="Courier New2" style:font-name-complex="Courier New2"/>
    </style:style>
    <style:style style:name="P25" style:family="paragraph" style:parent-style-name="Standard" style:list-style-name="WWNum1">
      <style:paragraph-properties fo:margin-left="0.5in" fo:margin-right="0in" fo:margin-top="0in" fo:margin-bottom="0.111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26" style:family="paragraph" style:parent-style-name="Standard" style:list-style-name="WWNum4">
      <style:paragraph-properties fo:margin-left="0.5in" fo:margin-right="0in" fo:text-indent="-0.25in" style:auto-text-indent="false"/>
    </style:style>
    <style:style style:name="P27" style:family="paragraph" style:parent-style-name="Standard" style:list-style-name="WWNum12">
      <style:paragraph-properties fo:margin-left="0.5in" fo:margin-right="0in" fo:text-indent="-0.25in" style:auto-text-indent="false"/>
    </style:style>
    <style:style style:name="P28" style:family="paragraph" style:parent-style-name="Standard" style:list-style-name="WWNum2">
      <style:paragraph-properties fo:margin-left="0.5in" fo:margin-right="0in" fo:text-indent="-0.25in" style:auto-text-indent="false"/>
    </style:style>
    <style:style style:name="P29" style:family="paragraph" style:parent-style-name="Standard" style:list-style-name="WWNum5">
      <style:paragraph-properties fo:margin-left="0.5in" fo:margin-right="0in" fo:text-indent="-0.25in" style:auto-text-indent="false"/>
      <style:text-properties style:font-name="Courier New" style:font-name-asian="Courier New2" style:font-name-complex="Courier New2"/>
    </style:style>
    <style:style style:name="P30" style:family="paragraph" style:parent-style-name="Standard" style:list-style-name="WWNum13">
      <style:paragraph-properties fo:margin-left="0.5in" fo:margin-right="0in" fo:text-indent="-0.25in" style:auto-text-indent="false"/>
      <style:text-properties fo:font-style="italic" style:font-style-asian="italic"/>
    </style:style>
    <style:style style:name="P31" style:family="paragraph" style:parent-style-name="Standard" style:list-style-name="WWNum8">
      <style:paragraph-properties fo:margin-left="0.5in" fo:margin-right="0in" fo:text-indent="-0.25in" style:auto-text-indent="false"/>
    </style:style>
    <style:style style:name="P32" style:family="paragraph" style:parent-style-name="Standard" style:list-style-name="WWNum6">
      <style:paragraph-properties fo:margin-left="0.25in" fo:margin-right="0in" fo:margin-top="0in" fo:margin-bottom="0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33" style:family="paragraph" style:parent-style-name="Standard" style:list-style-name="WWNum6">
      <style:paragraph-properties fo:margin-left="0.25in" fo:margin-right="0in" fo:text-indent="-0.25in" style:auto-text-indent="false"/>
    </style:style>
    <style:style style:name="P34" style:family="paragraph" style:parent-style-name="Standard" style:list-style-name="WWNum9">
      <style:paragraph-properties fo:margin-left="0.25in" fo:margin-right="0in" fo:text-indent="-0.25in" style:auto-text-indent="false"/>
    </style:style>
    <style:style style:name="P35" style:family="paragraph" style:parent-style-name="Standard" style:list-style-name="WWNum6">
      <style:paragraph-properties fo:margin-left="0.75in" fo:margin-right="0in" fo:margin-top="0in" fo:margin-bottom="0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36" style:family="paragraph" style:parent-style-name="Title" style:master-page-name="Standard">
      <style:paragraph-properties style:page-number="1"/>
    </style:style>
    <style:style style:name="T1" style:family="text">
      <style:text-properties fo:font-size="10pt" style:font-size-asian="10pt" style:font-size-complex="10pt"/>
    </style:style>
    <style:style style:name="T2" style:family="text">
      <style:text-properties style:font-name="Consolas" style:font-name-asian="Consolas1" style:font-name-complex="Consolas1"/>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4" style:family="text">
      <style:text-properties fo:font-variant="normal" fo:text-transform="none" fo:color="#000000" style:text-line-through-style="none" style:text-line-through-type="none" style:text-position="0% 100%" style:font-name="Consolas" fo:font-size="11pt" fo:font-style="normal" style:text-underline-style="none" fo:font-weight="normal" style:font-name-asian="Consolas1" style:font-size-asian="11pt" style:font-style-asian="normal" style:font-weight-asian="normal" style:font-name-complex="Consolas1" style:font-size-complex="11pt"/>
    </style:style>
    <style:style style:name="T5" style:family="text">
      <style:text-properties fo:font-style="italic" style:font-style-asian="italic"/>
    </style:style>
    <style:style style:name="T6" style:family="text">
      <style:text-properties fo:color="#1155cc" style:text-underline-style="solid" style:text-underline-width="auto" style:text-underline-color="font-color"/>
    </style:style>
    <style:style style:name="T7" style:family="text">
      <style:text-properties style:text-position="0% 100%"/>
    </style:style>
    <style:style style:name="T8" style:family="text">
      <style:text-properties style:font-name="Courier New" style:font-name-asian="Courier New2" style:font-name-complex="Courier New2"/>
    </style:style>
    <style:style style:name="T9" style:family="text">
      <style:text-properties officeooo:rsid="000c79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span text:style-name="T9">ScanCode </text:span>Utility for File Categorization (FileCat)</text:p>
      <text:h text:style-name="Heading_20_1" text:outline-level="1"><text:bookmark text:name="_heading=h.lnnaiabiwbyy"/>Background</text:h>
      <text:p text:style-name="Standard">This is a design document for creating a new utility to categorize software codebase files based on file attributes and location within a codebase. The scope for this utility is to create a tool that we can use on SCA projects to automate the determination of which files we need to analyze and which we will ignore during analysis (except as context information as needed).</text:p>
      <text:p text:style-name="Standard">This work is related to the broader topic of implementing a software “Purpose” feature in ScanCode, but the goal is to create a prototype level tool that we can use on current projects. We expect to add File Categories to ScanCode after we prototype it and resolve the open design questions about Purpose. </text:p>
      <text:p text:style-name="Standard">Our historical practice was to manually categorize files in a spreadsheet-based workfile to support complex SCA analysis using a variety of sorting and filtering techniques based on the ScanCode fields: <text:span text:style-name="T2">extension</text:span>, <text:span text:style-name="T2">file_type</text:span>, <text:span text:style-name="T2">mime_type</text:span> and/or <text:span text:style-name="T2">programming_language</text:span>. Many decisions can be made based on a single field, but others may require two or three fields or other data such as the <text:span text:style-name="T2">is_binary</text:span> and similar fields. </text:p>
      <text:p text:style-name="Standard">We will want to migrate this functionality to SCTK or SCIO after we have enough practical experience to validate the approach. This will be a key feature for our future Conclusions module.</text:p>
      <text:p text:style-name="Standard">NB: For this document the term "file type" refers to any combination of file fields; <text:span text:style-name="T2">file_type</text:span> refers to a specific field.</text:p>
      <text:h text:style-name="Heading_20_1" text:outline-level="1"><text:bookmark text:name="_heading=h.p4rg3zworh8f"/>Benefits</text:h>
      <text:p text:style-name="Standard">We need a way to automate the bulk of file purpose and categorization to effectively determine how the parts of a codebase are used (at the file but also at the package level). This determination is a step toward assigning a relative importance to origin, license (in ScanCodeCode) and vulnerabilities (in VulnerableCode) and better focus on the key elements of a codebase.</text:p>
      <text:p text:style-name="Standard">As an example, if a package or file is classified as used for a "testing" purpose, license and vulnerability issues are lesser than for core, runtime code.</text:p>
      <text:h text:style-name="Heading_20_1" text:outline-level="1"><text:bookmark text:name="_heading=h.so7wc4lzqbf3"/><text:soft-page-break/></text:h>
      <text:h text:style-name="Heading_20_1" text:outline-level="1"><text:bookmark text:name="_heading=h.bof9fkrdbwi"/>Objectives</text:h>
      <text:p text:style-name="Standard">A major early task on every software SCA project is to categorize files from a Development or Deployment Codebase into two buckets:</text:p>
      <text:list xml:id="list1753358238" text:style-name="WWNum1">
        <text:list-item>
          <text:p text:style-name="P11"><text:span text:style-name="T3">Files that </text:span>you<text:span text:style-name="T3"> need to analyze/report, OR</text:span></text:p>
        </text:list-item>
        <text:list-item>
          <text:p text:style-name="P25"><text:span text:style-name="T3">Files that </text:span>you<text:span text:style-name="T3"> will not analyze unless we use them to help with analysis of files in the first bucket.</text:span></text:p>
        </text:list-item>
      </text:list>
      <text:p text:style-name="Standard">The objective for creating this utility is to automate this step. After the initial categories, an SCA analyst may modify these fields as needed based on the analysis.</text:p>
      <text:h text:style-name="Heading_20_1" text:outline-level="1"><text:bookmark text:name="_heading=h.lkjnvl20ste0"/>Approach</text:h>
      <text:h text:style-name="Heading_20_2" text:outline-level="2"><text:bookmark text:name="_heading=h.r4f2aeoduw1l"/>File Category Fields</text:h>
      <text:p text:style-name="Standard">The fields for File Categories are:</text:p>
      <text:list xml:id="list60242528" text:style-name="WWNum4">
        <text:list-item>
          <text:p text:style-name="P14"><text:span text:style-name="T2">analysis_priority</text:span>: 1, 2, 3 where 1 is High, 2 is Medium and 3 is Low</text:p>
        </text:list-item>
        <text:list-item>
          <text:p text:style-name="P14"><text:span text:style-name="T2">file_category</text:span>: name for the general file category</text:p>
        </text:list-item>
        <text:list-item>
          <text:p text:style-name="P14"><text:span text:style-name="T2">file_subcategory:</text:span> details for the file category, e.g., the programming language where <text:span text:style-name="T2">file_subcategory</text:span>=source</text:p>
        </text:list-item>
      </text:list>
      <text:p text:style-name="P6"/>
      <text:p text:style-name="Standard">We may want to add additional fields like:</text:p>
      <text:list xml:id="list2917556858" text:style-name="WWNum3">
        <text:list-item>
          <text:p text:style-name="P15"><text:span text:style-name="T2">rule_applied:</text:span> optional field primarily for diagnostic purposes. It should probably only be used for a verbose/debug option.</text:p>
        </text:list-item>
      </text:list>
      <text:list xml:id="list230234421792760" text:continue-list="list60242528" text:style-name="WWNum4">
        <text:list-item>
          <text:p text:style-name="P26"><text:span text:style-name="T2">domain</text:span>: There are cases where we (or ultimately a ScanCode user) needs to define File Category rules that are specific to a private domain (e.g., a build system) and complement more general File Category rules.</text:p>
        </text:list-item>
      </text:list>
      <text:h text:style-name="Heading_20_3" text:outline-level="3">Analysis Priority Field</text:h>
      <text:p text:style-name="Standard">The<text:span text:style-name="T2"> analysis_priority</text:span> field is intended to be the primary input for scoping an SCA project. It represents our evaluation of the copyright/license risk at the start of a project. We will want to keep this data for the duration of the analysis as a reference. It is possible that analysts will override the <text:span text:style-name="T2">analysis_priority</text:span> <text:s/>value - i.e., choose to analyze an item that was classified as Priority 2 or 3.</text:p>
      <text:list xml:id="list3054681794" text:style-name="WWNum10">
        <text:list-item>
          <text:p text:style-name="P13">1 (High): This Priority is for files that represent software or other commonly copyrighted or licensed files - e.g., font files.</text:p>
        </text:list-item>
        <text:list-item>
          <text:p text:style-name="P13">2 (Med): At the start of a project, files with this value may be included in the analysis plan depending on the project.</text:p>
        </text:list-item>
        <text:list-item>
          <text:p text:style-name="P13">3 (Low): These files may not be included in the analysis plan for a project.</text:p>
        </text:list-item>
        <text:list-item>
          <text:p text:style-name="P13"><text:soft-page-break/>4 (Directory): A directory is empty and not a file, but we need an easy way to find/filter directory Resources. This is somewhat experimental in case it makes more sense to use the Type field instead.</text:p>
        </text:list-item>
      </text:list>
      <text:h text:style-name="Heading_20_3" text:outline-level="3"><text:bookmark text:name="_heading=h.moo4zrdvrf0"/>File Category Field</text:h>
      <text:p text:style-name="Standard">The intent for this feature is to categorize files based on their intrinsic format and content with a <text:span text:style-name="T5">defined list of values</text:span> for each that is specifically useful for prioritizing file analysis. We already have “tags” in the other file information fields from a Scan. The <text:span text:style-name="T2">file_category</text:span> values will change during design and implementation. The current list is:</text:p>
      <text:list xml:id="list230233613647180" text:continue-numbering="true" text:style-name="WWNum10">
        <text:list-item>
          <text:p text:style-name="P16">archive: archive that is not a package format, e.g. tar.gz or .zip, but not .jar. An archive does not have metadata and must be extracted for any type of analysis beyond matching the archive name.</text:p>
        </text:list-item>
        <text:list-item>
          <text:p text:style-name="P16">binary: binary code,usually in scope for analysis</text:p>
        </text:list-item>
        <text:list-item>
          <text:p text:style-name="P16">data: File contains data, not code.</text:p>
        </text:list-item>
        <text:list-item>
          <text:p text:style-name="P22">directory: Technically not a file, but it is better to identify directories with a non-blank File Category value.</text:p>
        </text:list-item>
        <text:list-item>
          <text:p text:style-name="P16">doc: Documentation file - may be text, Word, PDF, etc.</text:p>
        </text:list-item>
        <text:list-item>
          <text:p text:style-name="P16">manifest: Package manifest file including lock files</text:p>
        </text:list-item>
        <text:list-item>
          <text:p text:style-name="P16">media: Media file - audio, image or video.</text:p>
        </text:list-item>
        <text:list-item>
          <text:p text:style-name="P16">script: including build, data, or language-specific scripts (Perl, Ruby, etc.). </text:p>
        </text:list-item>
        <text:list-item>
          <text:p text:style-name="P16">source: source code, usually in scope for analysis.</text:p>
        </text:list-item>
        <text:list-item>
          <text:p text:style-name="P16">web: Web display file - e.g., css, html, jsp or similar.</text:p>
        </text:list-item>
      </text:list>
      <text:h text:style-name="Heading_20_3" text:outline-level="3"><text:bookmark text:name="_heading=h.jlqtfmfbz78o"/>File Subcategory Field</text:h>
      <text:p text:style-name="P3">The purpose of this field is to provide important details relative to File Category. Subcategory is optional.</text:p>
      <text:p text:style-name="P3"/>
      <text:p text:style-name="P3">The most obvious example is to record the programming language for files where <text:span text:style-name="T2">file_category</text:span>=source. We need the more summary value of “source” in <text:span text:style-name="T2">file_category</text:span> for prioritization at a high level, but it is also important to be able to quickly find or group source files by language. The data for this example will overlap with the ScanCode <text:span text:style-name="T2">programming_language</text:span> field, but there are cases where we may not have language data from ScanCode and other cases where we need to override that data based on File Categories. <text:s/>Another example is to record details about <text:span text:style-name="T2">file_category</text:span>=media files to identify audio, video or image files separately. This field is primarily for reporting and filtering File Category data for analysis planning or execution.</text:p>
      <text:h text:style-name="P4" text:outline-level="3"><text:bookmark text:name="_heading=h.8acih16l7obv"/>Adding FileCat Fields</text:h>
      <text:p text:style-name="P2">FileCat should be able to process any XLSX file that contains the minimum set of ScanCode Resource fields. In most cases this will be a file created by SCTK or SCIO, but there are cases where you need to run FileCat later in an analysis process. FileCat needs to handle this gracefully by:</text:p>
      <text:p text:style-name="P2"/>
      <text:list xml:id="list3182541714" text:style-name="WWNum7">
        <text:list-item>
          <text:p text:style-name="P17">Identifying and using existing FileCat fields.</text:p>
        </text:list-item>
        <text:list-item>
          <text:p text:style-name="P17">Adding the FileCat fields if they are not already present in the XLSX file.</text:p>
        </text:list-item>
      </text:list>
      <text:p text:style-name="P2"/>
      <text:p text:style-name="P2"><text:soft-page-break/>After FileCat is integrated into SCTK/SCIO as a plugin, the FileCat fields will be standard in any ScanCode output so the use case to add the fields will logically fade away. </text:p>
      <text:h text:style-name="Heading_20_2" text:outline-level="2"><text:bookmark text:name="_heading=h.ch6at2d1jn2q"/>Process Design</text:h>
      <text:p text:style-name="Standard">The overall principle is to categorize a file in the simplest way possible. At the simple level, this means that we prefer a category rule that can be based on a single ScanCode file attribute. For example, we know from experience that we can quickly find media files by file extensions such as <text:span text:style-name="T2">.jpg</text:span>, <text:span text:style-name="T2">.gif</text:span>,<text:span text:style-name="T2">.png</text:span> and some others. We should also be able to quickly categorize some doc files by extension, but many documentation files may be in a simpler text format that may be easy to identify by filename (e.g., README) but will be hard to identify by file type.</text:p>
      <text:p text:style-name="Standard">There are, of course, many files with no extension and there are also many obscure file extensions such as <text:span text:style-name="T2">.gas</text:span>, .<text:span text:style-name="T2">inf</text:span>, <text:span text:style-name="T2">.pam</text:span> and many others. For file extensions we probably want to apply the Pareto principle and focus on the 20% that are most common and account for 80% of the data we see.</text:p>
      <text:p text:style-name="Standard">Beyond file extensions, the most useful ScanCode fields are:</text:p>
      <text:list xml:id="list3105741324" text:style-name="WWNum12">
        <text:list-item>
          <text:p text:style-name="P18"><text:span text:style-name="T2">mime_type:</text:span>Can be very useful for any type of file that is commonly present on the Web or in email. Key examples are: <text:span text:style-name="T2">application/x-executable </text:span>and <text:span text:style-name="T2">application/x-sharedlib</text:span> which identify ELF files without the <text:span text:style-name="T2">file_type</text:span> details for an ELF that are not material to our purpose, e.g. we 32-bit versus 64-bit is not important for analysis prioritization.</text:p>
        </text:list-item>
        <text:list-item>
          <text:p text:style-name="P18"><text:span text:style-name="T2">file_type</text:span>: </text:p>
        </text:list-item>
        <text:list-item>
          <text:p text:style-name="P18"><text:span text:style-name="T2">package_type</text:span>: </text:p>
        </text:list-item>
        <text:list-item>
          <text:p text:style-name="P27"><text:span text:style-name="T2">programming_language</text:span>:</text:p>
        </text:list-item>
      </text:list>
      <text:h text:style-name="P5" text:outline-level="2"><text:bookmark text:name="_heading=h.6054ym17lib2"/>Software Design</text:h>
      <text:p text:style-name="P7">The current approach is to use classes within Python to define the File Category rules.</text:p>
      <text:h text:style-name="P4" text:outline-level="3"><text:bookmark text:name="_heading=h.ywd2zanfen9f"/>Future Design Topics</text:h>
      <text:list xml:id="list898004337" text:style-name="WWNum11">
        <text:list-item>
          <text:p text:style-name="P12">Plan for migrating File Categorization to be an SCTK or SCIO plugin. This will require data model changes to SCTK and SCIO.</text:p>
        </text:list-item>
        <text:list-item>
          <text:p text:style-name="P12">Accept JSON Scan files as an input/output option (may not be needed until we move this to SCTK/SCIO).</text:p>
        </text:list-item>
        <text:list-item>
          <text:p text:style-name="P19">Leverage existing code from <text:a xlink:type="simple" xlink:href="https://github.com/nexB/scancode-toolkit/tree/develop/src/packagedcode" text:style-name="ListLabel_20_100" text:visited-style-name="ListLabel_20_100"><text:span text:style-name="T6">https://github.com/nexB/scancode-toolkit/tree/develop/src/packagedcode</text:span></text:a> to refine categorization of files inside a package.</text:p>
        </text:list-item>
      </text:list>
      <text:h text:style-name="P5" text:outline-level="2"><text:bookmark text:name="_heading=h.xlfpdb5p47j0"/>Test Design</text:h>
      <text:p text:style-name="Standard">There are two main paths for testing this new utility:</text:p>
      <text:list xml:id="list446236046" text:style-name="WWNum2">
        <text:list-item>
          <text:p text:style-name="P20">Standard test cases - these need to be streamlined datasets for ongoing development</text:p>
        </text:list-item>
        <text:list-item>
          <text:p text:style-name="P28">Sampling real-world codebases - we will need to run File Categorization against large real-world codebases to validate our results and also to gather data about the most important cases.</text:p>
        </text:list-item>
      </text:list>
      <text:h text:style-name="Heading_20_2" text:outline-level="2"><text:bookmark text:name="_heading=h.d338ezjw5t3q"/><text:soft-page-break/>Assumptions</text:h>
      <text:list xml:id="list3806581696" text:style-name="WWNum6">
        <text:list-item>
          <text:p text:style-name="P32">We are deprecating CSV input and output in favor of XLSX. This means that if you want to use a CSV file you will need to convert it to XLSX format before (and after) running <text:span text:style-name="T2">file-cat</text:span>. The reasons for this are:</text:p>
          <text:list>
            <text:list-item>
              <text:p text:style-name="P35">The 3PP Python packages and techniques for processing CSV and XLSX files are quite different which means a lot of extra code and tests to handle both cases.</text:p>
            </text:list-item>
            <text:list-item>
              <text:p text:style-name="P35">XLSX is our nexB/AboutCode standard for spreadsheet documents and it is well-supported in the Python community.</text:p>
            </text:list-item>
            <text:list-item>
              <text:p text:style-name="P35">You do not lose any formatting converting from CSV to XLSX format for file-cat processing.<text:tab/></text:p>
            </text:list-item>
          </text:list>
        </text:list-item>
        <text:list-item>
          <text:p text:style-name="P32"><text:span text:style-name="T3">We will defer using directory context for </text:span>categorization<text:span text:style-name="T3"> - e.g., </text:span><text:span text:style-name="T4">/documentation</text:span><text:span text:style-name="T3"> or </text:span><text:span text:style-name="T4">/test</text:span><text:span text:style-name="T3">.</text:span></text:p>
        </text:list-item>
        <text:list-item>
          <text:p text:style-name="P33"><text:span text:style-name="T7">The draft design for Software Purpose includes the idea of defining a single Super-Filetype based on a combination of the 1</text:span>2<text:span text:style-name="T7"> filetype-related ScanCode fields - see </text:span>the ScanCode Filetype Fields section below.<text:span text:style-name="T7"> </text:span>For FileCat we are using the S<text:span text:style-name="T7">canCode fields as-is</text:span>; there is no dependency on a Super-Filetype and it seems likely that the functionality of FileCat will obviate the need for a Super Filetype.</text:p>
        </text:list-item>
      </text:list>
      <text:h text:style-name="Heading_20_2" text:outline-level="2"><text:bookmark text:name="_heading=h.xy95k8rzbgep"/>Questions</text:h>
      <text:list xml:id="list3743144998" text:style-name="WWNum9">
        <text:list-item>
          <text:p text:style-name="P34">Should File Class values be upper-, lower- or mixed-case? Answer: lower-case</text:p>
        </text:list-item>
      </text:list>
      <text:h text:style-name="Heading_20_1" text:outline-level="1"><text:bookmark text:name="_heading=h.apdhgwcx1td7"/>Related GitHub Issues</text:h>
      <text:p text:style-name="P1"/>
      <text:p text:style-name="P1"><text:a xlink:type="simple" xlink:href="https://github.com/nexB/scancode-toolkit/issues/1754" text:style-name="ListLabel_20_100" text:visited-style-name="ListLabel_20_100"><text:span text:style-name="T6">New summary/primary Content Type prototype #1754</text:span></text:a> </text:p>
      <text:p text:style-name="P1"><text:a xlink:type="simple" xlink:href="https://github.com/nexB/scancode-toolkit/issues/1745" text:style-name="ListLabel_20_100" text:visited-style-name="ListLabel_20_100"><text:span text:style-name="T6">Create plugin to determine file categories #1745</text:span></text:a></text:p>
      <text:p text:style-name="P1"/>
      <text:p text:style-name="P1"><text:a xlink:type="simple" xlink:href="https://github.com/nexB/scancode-toolkit/issues/377" text:style-name="ListLabel_20_100" text:visited-style-name="ListLabel_20_100"><text:span text:style-name="T6">Proposal: Scan deduction and summarization #377</text:span></text:a></text:p>
      <text:p text:style-name="P1"><text:a xlink:type="simple" xlink:href="https://github.com/nexB/scancode-toolkit/issues/426" text:style-name="ListLabel_20_100" text:visited-style-name="ListLabel_20_100"><text:span text:style-name="T6">Proposal: high level file classification #426</text:span></text:a></text:p>
      <text:p text:style-name="P1"/>
      <text:p text:style-name="P1">See also:</text:p>
      <text:p text:style-name="P1"><text:a xlink:type="simple" xlink:href="https://github.com/nexB/scancode-toolkit/issues/767" text:style-name="ListLabel_20_100" text:visited-style-name="ListLabel_20_100"><text:span text:style-name="T6">Introduce scan "recipes" #767</text:span></text:a></text:p>
      <text:p text:style-name="P1"><text:a xlink:type="simple" xlink:href="https://github.com/nexB/scancode-toolkit/issues/1012" text:style-name="ListLabel_20_100" text:visited-style-name="ListLabel_20_100"><text:span text:style-name="T6">Proposal: Introduce configurable Rules for scan classification, summarization, refinements and inference #1012</text:span></text:a></text:p>
      <text:p text:style-name="P1"><text:a xlink:type="simple" xlink:href="https://github.com/nexB/scancode-toolkit/issues/1036" text:style-name="ListLabel_20_100" text:visited-style-name="ListLabel_20_100"><text:span text:style-name="T6">Define patterns of file names and types for classification #1036</text:span></text:a></text:p>
      <text:p text:style-name="P1"><text:a xlink:type="simple" xlink:href="https://github.com/nexB/scancode-toolkit/issues/1049" text:style-name="ListLabel_20_100" text:visited-style-name="ListLabel_20_100"><text:span text:style-name="T6">RFC: introduce new "autoscan" mode #1049</text:span></text:a></text:p>
      <text:h text:style-name="Heading_20_1" text:outline-level="1"><text:bookmark text:name="_heading=h.glwnml48mxl4"/></text:h>
      <text:h text:style-name="P8" text:outline-level="1"><text:bookmark text:name="_heading=h.v6bmcwtobzbw"/>ScanCode File Type Fields</text:h>
      <text:p text:style-name="Standard">A standard <text:span text:style-name="T5">--info</text:span> Scan includes the following fields related to filetype:</text:p>
      <text:list xml:id="list3353383201" text:style-name="WWNum5">
        <text:list-item>
          <text:p text:style-name="P24">type</text:p>
        </text:list-item>
        <text:list-item>
          <text:p text:style-name="P24">extension</text:p>
        </text:list-item>
        <text:list-item>
          <text:p text:style-name="P24">mime_type</text:p>
        </text:list-item>
        <text:list-item>
          <text:p text:style-name="P24">file_type</text:p>
        </text:list-item>
        <text:list-item>
          <text:p text:style-name="P24">language</text:p>
        </text:list-item>
        <text:list-item>
          <text:p text:style-name="P24">is_binary</text:p>
        </text:list-item>
        <text:list-item>
          <text:p text:style-name="P24">is_text</text:p>
        </text:list-item>
        <text:list-item>
          <text:p text:style-name="P24">is_archive</text:p>
        </text:list-item>
        <text:list-item>
          <text:p text:style-name="P24">is_media</text:p>
        </text:list-item>
        <text:list-item>
          <text:p text:style-name="P24">is_source</text:p>
        </text:list-item>
        <text:list-item>
          <text:p text:style-name="P24">is_script</text:p>
        </text:list-item>
        <text:list-item>
          <text:p text:style-name="P29">package_type</text:p>
        </text:list-item>
      </text:list>
      <text:p text:style-name="Standard">ScanCode uses a combination of Pygments (generic syntax highlighter) <text:s/>to determine <text:span text:style-name="T8">language</text:span> and <text:span text:style-name="T8">libmagic</text:span> to determine <text:span text:style-name="T8">file_type </text:span>and <text:span text:style-name="T8">mime_type</text:span></text:p>
      <text:p text:style-name="P1"/>
      <text:h text:style-name="P9" text:outline-level="1"><text:bookmark text:name="_heading=h.s1qlnoxsiv7e"/>SPDX Definitions</text:h>
      <text:p text:style-name="Standard">Section 4.3.1 of the current v2.2 SPDX Specification says:</text:p>
      <text:p text:style-name="P10">Purpose: This field provides information about the type of file identified. File Type is intrinsic to the file, independent of how the file is being used. A file may have more than one file type assigned to it, however the options to populate this field are limited to:</text:p>
      <text:list xml:id="list1163941501" text:style-name="WWNum13">
        <text:list-item>
          <text:p text:style-name="P23">SOURCE if the file is human readable source code (.c, .html, etc.);</text:p>
        </text:list-item>
        <text:list-item>
          <text:p text:style-name="P23">BINARY if the file is a compiled object, target image or binary executable (.o, .a, etc.);</text:p>
        </text:list-item>
        <text:list-item>
          <text:p text:style-name="P23">ARCHIVE if the file represents an archive (.tar, .jar, etc.);</text:p>
        </text:list-item>
        <text:list-item>
          <text:p text:style-name="P23">APPLICATION if the file is associated with a specific application type (MIME type of application/*);</text:p>
        </text:list-item>
        <text:list-item>
          <text:p text:style-name="P23">AUDIO if the file is associated with an audio file (MIME type of audio/* , e.g. .mp3);</text:p>
        </text:list-item>
        <text:list-item>
          <text:p text:style-name="P23">IMAGE if the file is associated with an picture image file (MIME type of image/*, e.g., .jpg, .gif);</text:p>
        </text:list-item>
        <text:list-item>
          <text:p text:style-name="P23">TEXT if the file is human readable text file (MIME type of text/*);</text:p>
        </text:list-item>
        <text:list-item>
          <text:p text:style-name="P23">VIDEO if the file is associated with a video file type (MIME type of video/*);</text:p>
        </text:list-item>
        <text:list-item>
          <text:p text:style-name="P23">DOCUMENTATION if the file serves as documentation;</text:p>
        </text:list-item>
        <text:list-item>
          <text:p text:style-name="P23">SPDX if the file is an SPDX document;</text:p>
        </text:list-item>
        <text:list-item>
          <text:p text:style-name="P30">OTHER if the file doesn't fit into the above categories (generated artifacts, data files, etc.)</text:p>
        </text:list-item>
      </text:list>
      <text:p text:style-name="P10"><text:soft-page-break/>Multiple FileTypes allowed per file.</text:p>
      <text:p text:style-name="Standard">The Working Model for SPDX data as of 21.11.12 includes the following values for SoftwarePurpose:</text:p>
      <text:list xml:id="list1393106297" text:style-name="WWNum8">
        <text:list-item>
          <text:p text:style-name="P21">APPLICATION</text:p>
        </text:list-item>
        <text:list-item>
          <text:p text:style-name="P21">FRAMEWORK</text:p>
        </text:list-item>
        <text:list-item>
          <text:p text:style-name="P21">LIBRARY</text:p>
        </text:list-item>
        <text:list-item>
          <text:p text:style-name="P21">CONTAINER</text:p>
        </text:list-item>
        <text:list-item>
          <text:p text:style-name="P21">OPERATING-SYSTEM</text:p>
        </text:list-item>
        <text:list-item>
          <text:p text:style-name="P21">DEVICE</text:p>
        </text:list-item>
        <text:list-item>
          <text:p text:style-name="P21">FIRMWARE</text:p>
        </text:list-item>
        <text:list-item>
          <text:p text:style-name="P21">SOURCE</text:p>
        </text:list-item>
        <text:list-item>
          <text:p text:style-name="P21">PATCH</text:p>
        </text:list-item>
        <text:list-item>
          <text:p text:style-name="P21">ARCHIVE</text:p>
        </text:list-item>
        <text:list-item>
          <text:p text:style-name="P21">DOCUMENTATION</text:p>
        </text:list-item>
        <text:list-item>
          <text:p text:style-name="P21">EXECUTABLE</text:p>
        </text:list-item>
        <text:list-item>
          <text:p text:style-name="P21">MODULE</text:p>
        </text:list-item>
        <text:list-item>
          <text:p text:style-name="P21">BOM</text:p>
        </text:list-item>
        <text:list-item>
          <text:p text:style-name="P31">OTHER</text:p>
        </text:list-item>
      </text:list>
      <text:p text:style-name="Standard">Section 7 of the SPDX v2.2 Specification also has a set of Relationships between SPDX Elements that overlap somewhat with their set of SoftwarePurpose values.</text:p>
      <text:p text:style-name="Standard"/>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ce style:name="Noto Sans" svg:font-family="'Noto Sans'" style:font-adornments="Regular" style:font-pitch="variable"/>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3335in" fo:margin-bottom="0.0835in" loext:contextual-spacing="false" fo:keep-together="always" fo:keep-with-next="always"/>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2" style:list-style-name="" style:class="text">
      <style:paragraph-properties fo:margin-top="0.25in" fo:margin-bottom="0.0555in" loext:contextual-spacing="false" fo:keep-together="always" fo:keep-with-next="always"/>
      <style:text-properties style:font-name="Calibri" fo:font-family="Calibri" style:font-family-generic="roman" style:font-pitch="variable" fo:font-size="16pt" fo:font-weight="bold" style:font-name-asian="Calibri1" style:font-family-asian="Calibri" style:font-family-generic-asian="system" style:font-pitch-asian="variable" style:font-size-asian="16pt" style:font-weight-asian="bold" style:font-name-complex="Calibri1" style:font-family-complex="Calibri" style:font-family-generic-complex="system" style:font-pitch-complex="variable" style:font-size-complex="16pt"/>
    </style:style>
    <style:style style:name="Heading_20_3" style:display-name="Heading 3" style:family="paragraph" style:parent-style-name="normal" style:next-style-name="Standard" style:default-outline-level="3" style:list-style-name="" style:class="text">
      <style:paragraph-properties fo:margin-top="0.1945in" fo:margin-bottom="0.0555in" loext:contextual-spacing="false" fo:keep-together="always" fo:keep-with-next="always"/>
      <style:text-properties style:font-name="Calibri" fo:font-family="Calibri" style:font-family-generic="roman" style:font-pitch="variable" fo:font-size="14pt" fo:font-weight="bold" style:font-name-asian="Calibri1" style:font-family-asian="Calibri" style:font-family-generic-asian="system" style:font-pitch-asian="variable" style:font-size-asian="14pt" style:font-weight-asian="bold" style:font-name-complex="Calibri1" style:font-family-complex="Calibri" style:font-family-generic-complex="system" style:font-pitch-complex="variable" style:font-size-complex="14pt"/>
    </style:style>
    <style:style style:name="Heading_20_4" style:display-name="Heading 4" style:family="paragraph" style:parent-style-name="normal" style:next-style-name="Standard" style:default-outline-level="4" style:list-style-name="" style:class="text">
      <style:paragraph-properties fo:margin-top="0.1665in" fo:margin-bottom="0.028in" loext: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5" style:list-style-name="" style:class="text">
      <style:paragraph-properties fo:margin-top="0.1528in" fo:margin-bottom="0.028in" loext:contextual-spacing="false" fo:keep-together="always" fo:keep-with-next="always"/>
      <style:text-properties fo:font-weight="bold" style:font-weight-asian="bold"/>
    </style:style>
    <style:style style:name="Heading_20_6" style:display-name="Heading 6" style:family="paragraph" style:parent-style-name="normal" style:next-style-name="Standard" style:default-outline-level="6" style:list-style-name="" style:class="text">
      <style:paragraph-properties fo:margin-top="0.139in" fo:margin-bottom="0.028in" loext:contextual-spacing="false"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keep-together="always" fo:keep-with-next="always"/>
      <style:text-properties fo:font-size="24pt" fo:font-weight="bold" style:font-size-asian="24pt" style:font-weight-asian="bold" style:font-size-complex="24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Header"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asian="Noto Sans1" style:font-family-asian="'Noto Sans'" style:font-family-generic-asian="system" style:font-pitch-asian="variable" style:font-name-complex="Noto Sans1" style:font-family-complex="'Noto Sans'" style:font-family-generic-complex="system" style:font-pitch-complex="variable"/>
    </style:style>
    <style:style style:name="ListLabel_20_2" style:display-name="ListLabel 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 style:display-name="ListLabel 3" style:family="text">
      <style:text-properties style:font-name-asian="Noto Sans1" style:font-family-asian="'Noto Sans'" style:font-family-generic-asian="system" style:font-pitch-asian="variable" style:font-name-complex="Noto Sans1" style:font-family-complex="'Noto Sans'" style:font-family-generic-complex="system" style:font-pitch-complex="variable"/>
    </style:style>
    <style:style style:name="ListLabel_20_4" style:display-name="ListLabel 4" style:family="text">
      <style:text-properties style:font-name-asian="Noto Sans1" style:font-family-asian="'Noto Sans'" style:font-family-generic-asian="system" style:font-pitch-asian="variable" style:font-name-complex="Noto Sans1" style:font-family-complex="'Noto Sans'" style:font-family-generic-complex="system" style:font-pitch-complex="variable"/>
    </style:style>
    <style:style style:name="ListLabel_20_5" style:display-name="ListLabel 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 style:display-name="ListLabel 6" style:family="text">
      <style:text-properties style:font-name-asian="Noto Sans1" style:font-family-asian="'Noto Sans'" style:font-family-generic-asian="system" style:font-pitch-asian="variable" style:font-name-complex="Noto Sans1" style:font-family-complex="'Noto Sans'" style:font-family-generic-complex="system" style:font-pitch-complex="variable"/>
    </style:style>
    <style:style style:name="ListLabel_20_7" style:display-name="ListLabel 7" style:family="text">
      <style:text-properties style:font-name-asian="Noto Sans1" style:font-family-asian="'Noto Sans'" style:font-family-generic-asian="system" style:font-pitch-asian="variable" style:font-name-complex="Noto Sans1" style:font-family-complex="'Noto Sans'" style:font-family-generic-complex="system" style:font-pitch-complex="variable"/>
    </style:style>
    <style:style style:name="ListLabel_20_8" style:display-name="ListLabel 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 style:display-name="ListLabel 9" style:family="text">
      <style:text-properties style:font-name-asian="Noto Sans1" style:font-family-asian="'Noto Sans'" style:font-family-generic-asian="system" style:font-pitch-asian="variable" style:font-name-complex="Noto Sans1" style:font-family-complex="'Noto Sans'" style:font-family-generic-complex="system" style:font-pitch-complex="variabl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Courier New" fo:font-family="'Courier New'" style:font-family-generic="roman" style:font-pitch="variable" fo:font-size="11pt" style:text-underline-style="none" fo:font-weight="normal"/>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sian="Noto Sans1" style:font-family-asian="'Noto Sans'" style:font-family-generic-asian="system" style:font-pitch-asian="variable" style:font-name-complex="Noto Sans1" style:font-family-complex="'Noto Sans'" style:font-family-generic-complex="system" style:font-pitch-complex="variable"/>
    </style:style>
    <style:style style:name="ListLabel_20_47" style:display-name="ListLabel 4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8" style:display-name="ListLabel 48" style:family="text">
      <style:text-properties style:font-name-asian="Noto Sans1" style:font-family-asian="'Noto Sans'" style:font-family-generic-asian="system" style:font-pitch-asian="variable" style:font-name-complex="Noto Sans1" style:font-family-complex="'Noto Sans'" style:font-family-generic-complex="system" style:font-pitch-complex="variable"/>
    </style:style>
    <style:style style:name="ListLabel_20_49" style:display-name="ListLabel 49" style:family="text">
      <style:text-properties style:font-name-asian="Noto Sans1" style:font-family-asian="'Noto Sans'" style:font-family-generic-asian="system" style:font-pitch-asian="variable" style:font-name-complex="Noto Sans1" style:font-family-complex="'Noto Sans'" style:font-family-generic-complex="system" style:font-pitch-complex="variable"/>
    </style:style>
    <style:style style:name="ListLabel_20_50" style:display-name="ListLabel 5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1" style:display-name="ListLabel 51" style:family="text">
      <style:text-properties style:font-name-asian="Noto Sans1" style:font-family-asian="'Noto Sans'" style:font-family-generic-asian="system" style:font-pitch-asian="variable" style:font-name-complex="Noto Sans1" style:font-family-complex="'Noto Sans'" style:font-family-generic-complex="system" style:font-pitch-complex="variable"/>
    </style:style>
    <style:style style:name="ListLabel_20_52" style:display-name="ListLabel 52" style:family="text">
      <style:text-properties style:font-name-asian="Noto Sans1" style:font-family-asian="'Noto Sans'" style:font-family-generic-asian="system" style:font-pitch-asian="variable" style:font-name-complex="Noto Sans1" style:font-family-complex="'Noto Sans'" style:font-family-generic-complex="system" style:font-pitch-complex="variable"/>
    </style:style>
    <style:style style:name="ListLabel_20_53" style:display-name="ListLabel 5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4" style:display-name="ListLabel 54" style:family="text">
      <style:text-properties style:font-name-asian="Noto Sans1" style:font-family-asian="'Noto Sans'" style:font-family-generic-asian="system" style:font-pitch-asian="variable" style:font-name-complex="Noto Sans1" style:font-family-complex="'Noto Sans'"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1pt" style:text-underline-style="none" fo:font-weight="normal"/>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sian="Noto Sans1" style:font-family-asian="'Noto Sans'" style:font-family-generic-asian="system" style:font-pitch-asian="variable" style:font-name-complex="Noto Sans1" style:font-family-complex="'Noto Sans'" style:font-family-generic-complex="system" style:font-pitch-complex="variable"/>
    </style:style>
    <style:style style:name="ListLabel_20_74" style:display-name="ListLabel 7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75" style:display-name="ListLabel 75" style:family="text">
      <style:text-properties style:font-name-asian="Noto Sans1" style:font-family-asian="'Noto Sans'" style:font-family-generic-asian="system" style:font-pitch-asian="variable" style:font-name-complex="Noto Sans1" style:font-family-complex="'Noto Sans'" style:font-family-generic-complex="system" style:font-pitch-complex="variable"/>
    </style:style>
    <style:style style:name="ListLabel_20_76" style:display-name="ListLabel 76" style:family="text">
      <style:text-properties style:font-name-asian="Noto Sans1" style:font-family-asian="'Noto Sans'" style:font-family-generic-asian="system" style:font-pitch-asian="variable" style:font-name-complex="Noto Sans1" style:font-family-complex="'Noto Sans'" style:font-family-generic-complex="system" style:font-pitch-complex="variable"/>
    </style:style>
    <style:style style:name="ListLabel_20_77" style:display-name="ListLabel 7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78" style:display-name="ListLabel 78" style:family="text">
      <style:text-properties style:font-name-asian="Noto Sans1" style:font-family-asian="'Noto Sans'" style:font-family-generic-asian="system" style:font-pitch-asian="variable" style:font-name-complex="Noto Sans1" style:font-family-complex="'Noto Sans'" style:font-family-generic-complex="system" style:font-pitch-complex="variable"/>
    </style:style>
    <style:style style:name="ListLabel_20_79" style:display-name="ListLabel 79" style:family="text">
      <style:text-properties style:font-name-asian="Noto Sans1" style:font-family-asian="'Noto Sans'" style:font-family-generic-asian="system" style:font-pitch-asian="variable" style:font-name-complex="Noto Sans1" style:font-family-complex="'Noto Sans'" style:font-family-generic-complex="system" style:font-pitch-complex="variable"/>
    </style:style>
    <style:style style:name="ListLabel_20_80" style:display-name="ListLabel 8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81" style:display-name="ListLabel 81" style:family="text">
      <style:text-properties style:font-name-asian="Noto Sans1" style:font-family-asian="'Noto Sans'" style:font-family-generic-asian="system" style:font-pitch-asian="variable" style:font-name-complex="Noto Sans1" style:font-family-complex="'Noto Sans'" style:font-family-generic-complex="system" style:font-pitch-complex="variabl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1pt" style:text-underline-style="none" fo:font-weight="normal"/>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25in"/>
        </style:list-level-properties>
        <style:text-properties style:font-name="Noto Sans"/>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25in"/>
        </style:list-level-properties>
        <style:text-properties style:font-name="Noto San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1.75in"/>
        </style:list-level-properties>
        <style:text-properties style:font-name="Noto Sans"/>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2.75in"/>
        </style:list-level-properties>
        <style:text-properties style:font-name="Noto San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25in"/>
        </style:list-level-properties>
        <style:text-properties style:font-name="Noto Sans"/>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25in"/>
        </style:list-level-properties>
        <style:text-properties style:font-name="Noto San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prefix="("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Noto Sans"/>
      </text:list-level-style-bullet>
      <text:list-level-style-bullet text:level="2" text:style-name="ListLabel_20_7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Noto San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Noto Sans"/>
      </text:list-level-style-bullet>
      <text:list-level-style-bullet text:level="5" text:style-name="ListLabel_20_7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Noto San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Noto Sans"/>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Noto San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fo:line-height="115%"/>
    </style:style>
    <style:style style:name="MT1" style:family="text">
      <style:text-properties fo:font-size="10pt" style:font-size-asian="10pt" style:font-size-complex="10pt"/>
    </style:style>
    <style:page-layout style:name="Mpm1">
      <style:page-layout-properties fo:page-width="11in" fo:page-height="8.5in" style:num-format="1" style:print-orientation="landscape" fo:margin-top="0.5992in" fo:margin-bottom="0.5in" fo:margin-left="0.8in" fo:margin-right="0.6299in" style:writing-mode="lr-tb" style:layout-grid-color="#c0c0c0" style:layout-grid-lines="1829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in" fo:margin-left="0in" fo:margin-right="0in" fo:margin-top="0.1602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footer>
        <text:p text:style-name="MP1"><text:span text:style-name="MT1">Copyright nexB Inc. <text:tab/><text:tab/><text:tab/><text:tab/><text:tab/>CC-BY-SA-4.0<text:tab/><text:tab/><text:tab/><text:tab/><text:tab/><text:tab/><text:tab/><text:tab/><text:tab/>Page: </text:span><text:page-number text:select-page="current">7</text:page-number><text:span text:style-name="MT1"><text:tab/></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0-30T23:02:31.519851052</meta:creation-date>
    <meta:generator>LibreOffice/6.2.8.2$Linux_X86_64 LibreOffice_project/20$Build-2</meta:generator>
    <meta:editing-duration>PT39S</meta:editing-duration>
    <meta:editing-cycles>2</meta:editing-cycles>
    <dc:date>2022-10-30T23:02:32.735864525</dc:date>
    <meta:document-statistic meta:table-count="0" meta:image-count="0" meta:object-count="0" meta:page-count="7" meta:paragraph-count="135" meta:word-count="2106" meta:character-count="12478" meta:non-whitespace-character-count="10560"/>
  </office:meta>
</office:document-meta>
</file>